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79000002BC4AEC3463.png" manifest:media-type="image/png"/>
  <manifest:file-entry manifest:full-path="Pictures/1000000100000579000002BC1EF453D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3fcfe" draw:textarea-horizontal-align="justify" draw:textarea-vertical-align="middle" draw:auto-grow-height="false" fo:min-height="24.5cm" fo:min-width="18.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351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b5faff" draw:opacity="20%" draw:textarea-horizontal-align="justify" draw:textarea-vertical-align="middle" draw:auto-grow-height="false" fo:min-height="3.428cm" fo:min-width="3.214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7.709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58cm, 15.998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81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313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5.829cm, 0cm, 7.192cm)" draw:image-opacity="100%" style:mirror="none" loext:decorative="false"/>
    </style:style>
    <style:style style:name="P1" style:family="paragraph">
      <loext:graphic-properties draw:fill="solid" draw:fill-color="#d3fcfe"/>
      <style:paragraph-properties fo:text-align="center"/>
    </style:style>
    <style:style style:name="P2" style:family="paragraph">
      <style:paragraph-properties fo:text-align="center"/>
      <style:text-properties style:font-name="メイリオ" style:font-name-asian="メイリオ"/>
    </style:style>
    <style:style style:name="P3" style:family="paragraph">
      <loext:graphic-properties draw:fill="none" draw:fill-color="#ffffff"/>
      <style:paragraph-properties fo:text-align="center"/>
      <style:text-properties style:font-name="メイリオ" style:font-name-asian="メイリオ"/>
    </style:style>
    <style:style style:name="P4" style:family="paragraph">
      <style:text-properties style:font-name="メイリオ" fo:font-weight="bold" fo:background-color="#5debef" style:font-name-asian="メイリオ" style:font-weight-asian="bold" style:font-weight-complex="bold"/>
    </style:style>
    <style:style style:name="P5" style:family="paragraph">
      <loext:graphic-properties draw:fill="none" draw:fill-color="#ffffff"/>
      <style:text-properties style:font-name="メイリオ" fo:font-weight="bold" fo:background-color="#5debef" style:font-name-asian="メイリオ" style:font-weight-asian="bold" style:font-weight-complex="bold"/>
    </style:style>
    <style:style style:name="P6" style:family="paragraph">
      <loext:graphic-properties draw:fill="solid" draw:fill-color="#b5faff" draw:opacity="20%"/>
      <style:paragraph-properties fo:text-align="center"/>
    </style:style>
    <style:style style:name="P7" style:family="paragraph">
      <style:paragraph-properties fo:text-align="end"/>
      <style:text-properties style:font-name="メイリオ" fo:font-size="73pt" fo:font-weight="bold" style:font-size-asian="73pt" style:font-weight-asian="bold" style:font-size-complex="73pt" style:font-weight-complex="bold"/>
    </style:style>
    <style:style style:name="P8" style:family="paragraph">
      <loext:graphic-properties draw:fill="none" draw:fill-color="#ffffff"/>
      <style:paragraph-properties fo:text-align="end"/>
      <style:text-properties style:font-name="メイリオ" fo:font-size="73pt" fo:font-weight="bold" fo:background-color="#5debef" style:font-size-asian="73pt" style:font-weight-asian="bold" style:font-size-complex="73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style:font-name="メイリオ" fo:font-weight="bold" style:font-name-asian="メイリオ" style:font-weight-asian="bold" style:font-weight-complex="bold"/>
    </style:style>
    <style:style style:name="P11" style:family="paragraph">
      <loext:graphic-properties draw:fill="none" draw:fill-color="#ffffff"/>
      <style:text-properties style:font-name="メイリオ" fo:font-weight="bold" style:font-name-asian="メイリオ" style:font-weight-asian="bold" style:font-weight-complex="bold"/>
    </style:style>
    <style:style style:name="P12" style:family="paragraph">
      <style:paragraph-properties fo:text-align="center"/>
      <style:text-properties style:font-name="メイリオ" fo:font-size="35pt" fo:font-weight="bold" style:font-name-asian="メイリオ" style:font-size-asian="35pt" style:font-weight-asian="bold" style:font-size-complex="35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メイリオ" fo:font-size="35pt" fo:font-weight="bold" style:font-name-asian="メイリオ" style:font-size-asian="35pt" style:font-weight-asian="bold" style:font-size-complex="35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メイリオ" fo:font-size="32pt" style:font-name-asian="メイリオ" style:font-size-asian="32pt" style:font-size-complex="32pt"/>
    </style:style>
    <style:style style:name="T2" style:family="text">
      <style:text-properties style:font-name="メイリオ" fo:font-size="72pt" fo:font-weight="bold" fo:background-color="#5debef" style:font-name-asian="メイリオ" style:font-size-asian="72pt" style:font-weight-asian="bold" style:font-size-complex="72pt" style:font-weight-complex="bold"/>
    </style:style>
    <style:style style:name="T3" style:family="text">
      <style:text-properties style:font-name="メイリオ" fo:font-size="73pt" fo:font-weight="bold" fo:background-color="#5debef" style:font-size-asian="73pt" style:font-weight-asian="bold" style:font-size-complex="73pt" style:font-weight-complex="bold"/>
    </style:style>
    <style:style style:name="T4" style:family="text">
      <style:text-properties style:font-name="メイリオ" fo:font-weight="bold" style:font-name-asian="メイリオ" style:font-weight-asian="bold" style:font-weight-complex="bold"/>
    </style:style>
    <style:style style:name="T5" style:family="text">
      <style:text-properties style:font-name="メイリオ" fo:font-size="35pt" fo:font-weight="bold" style:font-name-asian="メイリオ" style:font-size-asian="35pt" style:font-weight-asian="bold" style:font-size-complex="3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9cm" svg:height="24.7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cm" svg:height="1.94cm" svg:x="1cm" svg:y="25.7cm">
          <draw:text-box>
            <text:p text:style-name="P2"><text:span text:style-name="T1">アンケート参加特典</text:span></text:p>
          </draw:text-box>
        </draw:frame>
        <draw:frame draw:style-name="gr3" draw:text-style-name="P5" draw:layer="layout" svg:width="18.282cm" svg:height="11.681cm" svg:x="1.25cm" svg:y="13cm">
          <draw:text-box>
            <text:p text:style-name="P4"><text:span text:style-name="T2">ご協力</text:span></text:p>
            <text:p text:style-name="P4"><text:span text:style-name="T2">ありがとう</text:span></text:p>
            <text:p text:style-name="P4"><text:span text:style-name="T2">ございました！</text:span></text:p>
          </draw:text-box>
        </draw:frame>
        <draw:custom-shape draw:style-name="gr4" draw:text-style-name="P6" draw:layer="layout" svg:width="5.25cm" svg:height="5.2cm" svg:x="4.2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9.623cm" svg:height="7.973cm" svg:x="10.25cm" svg:y="1.291cm">
          <draw:text-box>
            <text:p text:style-name="P7"><text:span text:style-name="T3">Thank</text:span></text:p>
            <text:p text:style-name="P7"><text:span text:style-name="T3">you!</text:span></text:p>
          </draw:text-box>
        </draw:frame>
        <draw:frame draw:style-name="gr6" draw:text-style-name="P9" draw:layer="layout" svg:width="13cm" svg:height="9.286cm" svg:x="3.5cm" svg:y="7.714cm">
          <draw:image xlink:href="Pictures/1000000100000579000002BC4AEC3463.png" xlink:type="simple" xlink:show="embed" xlink:actuate="onLoad" draw:mime-type="image/png">
            <text:p/>
          </draw:image>
        </draw:frame>
        <draw:frame draw:style-name="gr7" draw:text-style-name="P11" draw:layer="layout" svg:width="11.05cm" svg:height="5.016cm" svg:x="1.05cm" svg:y="3.219cm">
          <draw:text-box>
            <text:p text:style-name="P10"><text:span text:style-name="T4">アンケートにご協力いただき、</text:span></text:p>
            <text:p text:style-name="P10"><text:span text:style-name="T4">ありがとうございました！</text:span></text:p>
            <text:p text:style-name="P10"><text:span text:style-name="T4">今後ともよろしくおねがいします。</text:span></text:p>
            <text:p text:style-name="P10"><text:span text:style-name="T4"/></text:p>
            <text:p text:style-name="P10"><text:span text:style-name="T4">2025</text:span><text:span text:style-name="T4">年</text:span><text:span text:style-name="T4">11</text:span><text:span text:style-name="T4">月</text:span><text:span text:style-name="T4">1X</text:span><text:span text:style-name="T4">日　ゆきだま</text:span></text:p>
          </draw:text-box>
        </draw:frame>
        <draw:frame draw:style-name="gr8" draw:text-style-name="P13" draw:layer="layout" svg:width="10.355cm" svg:height="2.105cm" svg:x="0.913cm" svg:y="1.344cm">
          <draw:text-box>
            <text:p text:style-name="P12"><text:span text:style-name="T5">USERNAME</text:span><text:span text:style-name="T5">さん</text:span></text:p>
          </draw:text-box>
        </draw:frame>
        <draw:frame draw:style-name="gr3" draw:text-style-name="P14" draw:layer="layout" svg:width="11.56cm" svg:height="0.89cm" svg:x="1cm" svg:y="24.7cm">
          <draw:text-box>
            <text:p><text:span text:style-name="T6">作成：</text:span><text:span text:style-name="T6">https://scratch.mit.edu/users/yukidama_/</text:span></text:p>
          </draw:text-box>
        </draw:frame>
        <draw:frame draw:style-name="gr9" draw:text-style-name="P15" draw:layer="layout" svg:width="19cm" svg:height="1.563cm" svg:x="1cm" svg:y="27.1cm">
          <draw:text-box>
            <text:p text:style-name="P9"><text:span text:style-name="T7">無断転載・無断使用・引用を</text:span><text:span text:style-name="T8">歓迎</text:span><text:span text:style-name="T7">します。</text:span></text:p>
            <text:p text:style-name="P9"><text:span text:style-name="T6">印刷してポスターやカードにしたら楽しいかも？</text:span></text:p>
          </draw:text-box>
        </draw:frame>
        <draw:frame draw:style-name="gr10" draw:text-style-name="P9" draw:layer="layout" svg:width="4.249cm" svg:height="9.042cm" draw:transform="skewX (-0.308748744677797) translate (12.25cm 8.25cm)">
          <draw:image xlink:href="Pictures/1000000100000579000002BC1EF453D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8T20:57:36.817849700</meta:creation-date>
    <dc:date>2025-11-18T21:57:03.498460700</dc:date>
    <meta:editing-duration>PT5M49S</meta:editing-duration>
    <meta:editing-cycles>1</meta:editing-cycles>
    <meta:document-statistic meta:object-count="11"/>
    <meta:generator>LibreOffice/25.8.2.2$Windows_X86_64 LibreOffice_project/d401f2107ccab8f924a8e2df40f573aab7605b6f</meta:generator>
  </office:meta>
</office:document-meta>
</file>